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>
      <style:paragraph-properties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3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4" style:family="graphic">
      <style:graphic-properties draw:auto-grow-height="false" draw:auto-grow-width="true" draw:fill="none" draw:stroke="none" draw:textarea-vertical-align="middle" fo:margin="0.000000000000000pt" fo:padding="0.000000000000000pt" style:wrap="biggest" style:wrap-contour="false" style:wrap-dynamic-threshold="0.000000000000000pt"/>
      <style:paragraph-properties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gr5" style:family="graphic">
      <style:graphic-properties draw:fill="none" draw:stroke="solid" draw:stroke-linejoin="bevel" draw:textarea-horizontal-align="left" draw:textarea-vertical-align="middle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g draw:style-name="gr1" xml:id="shape-1" draw:id="shape-1" svg:y="91.74270548967pt">
          <draw:path draw:style-name="gr2" xml:id="shape-2" draw:id="shape-2" draw:layer="" svg:width="72.62821876656pt" svg:height="56.69301160000pt" svg:x="272.14403300055pt" svg:y="75.20812844230pt" svg:viewBox="0 0 73 57" svg:d="M0 0L72.6282 0L72.6282 56.693L0 56.693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3" xml:id="shape-3" draw:id="shape-3" draw:layer="" svg:width="0.00000000000pt" svg:height="56.69301160000pt" svg:x="279.40685487721pt" svg:y="75.20812844230pt" svg:viewBox="0 0 0 57" svg:d="M0 0L0 56.693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3" xml:id="shape-4" draw:id="shape-4" draw:layer="" svg:width="0.00000000000pt" svg:height="56.69301160000pt" svg:x="337.50942989045pt" svg:y="75.20812844230pt" svg:viewBox="0 0 0 57" svg:d="M0 0L0 56.693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4" xml:id="shape-5" draw:id="shape-5" draw:layer="" svg:width="58.10257501324pt" svg:height="56.69301160000pt" svg:x="279.40685487721pt" svg:y="75.20812844230pt">
            <draw:text-box>
              <text:p text:style-name="P1">main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1" xml:id="shape-6" draw:id="shape-6" svg:y="257.02678124319pt">
          <draw:path draw:style-name="gr2" xml:id="shape-7" draw:id="shape-7" draw:layer="" svg:width="113.94923770494pt" svg:height="56.69301160000pt" svg:x="423.22400849401pt" svg:y="153.97632079359pt" svg:viewBox="0 0 114 57" svg:d="M0 0L113.949 0L113.949 56.693L0 56.693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3" xml:id="shape-8" draw:id="shape-8" draw:layer="" svg:width="0.00000000000pt" svg:height="56.69301160000pt" svg:x="434.61893226450pt" svg:y="153.97632079359pt" svg:viewBox="0 0 0 57" svg:d="M0 0L0 56.693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3" xml:id="shape-9" draw:id="shape-9" draw:layer="" svg:width="0.00000000000pt" svg:height="56.69301160000pt" svg:x="525.77832242845pt" svg:y="153.97632079359pt" svg:viewBox="0 0 0 57" svg:d="M0 0L0 56.693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4" xml:id="shape-10" draw:id="shape-10" draw:layer="" svg:width="91.15939016395pt" svg:height="56.69301160000pt" svg:x="434.61893226450pt" svg:y="153.97632079359pt">
            <draw:text-box>
              <text:p text:style-name="P1">compiler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1" xml:id="shape-11" draw:id="shape-11" svg:y="245.40524466677pt">
          <draw:path draw:style-name="gr2" xml:id="shape-12" draw:id="shape-12" draw:layer="" svg:width="119.11436507223pt" svg:height="56.69301160000pt" svg:x="39.71330147217pt" svg:y="147.51991158447pt" svg:viewBox="0 0 119 57" svg:d="M0 0L119.114 0L119.114 56.693L0 56.693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3" xml:id="shape-13" draw:id="shape-13" draw:layer="" svg:width="0.00000000000pt" svg:height="56.69301160000pt" svg:x="51.62473797939pt" svg:y="147.51991158447pt" svg:viewBox="0 0 0 57" svg:d="M0 0L0 56.693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3" xml:id="shape-14" draw:id="shape-14" draw:layer="" svg:width="0.00000000000pt" svg:height="56.69301160000pt" svg:x="146.91623003718pt" svg:y="147.51991158447pt" svg:viewBox="0 0 0 57" svg:d="M0 0L0 56.693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4" xml:id="shape-15" draw:id="shape-15" draw:layer="" svg:width="95.29149205779pt" svg:height="56.69301160000pt" svg:x="51.62473797939pt" svg:y="147.51991158447pt">
            <draw:text-box>
              <text:p text:style-name="P1">simulator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connector draw:style-name="gr5" xml:id="shape-16" draw:id="shape-16" draw:layer="" draw:type="standard" draw:start-shape="shape-7" draw:start-glue-point="0" draw:end-shape="shape-2" draw:end-glue-point="1" svg:d="M135.426 50.4217L135.426 30.4217L135.426 0L20 0L0 0" svg:viewBox="0 0 135 50"/>
        <draw:connector draw:style-name="gr5" xml:id="shape-17" draw:id="shape-17" draw:layer="" draw:type="standard" draw:start-shape="shape-12" draw:start-glue-point="0" draw:end-shape="shape-18" draw:end-glue-point="3" svg:d="M0 43.9653L0 23.9653L0 0L152.874 0L172.874 0" svg:viewBox="0 0 173 44"/>
        <draw:g draw:style-name="gr1" xml:id="shape-19" draw:id="shape-19" svg:y="339.66881911995pt">
          <draw:path draw:style-name="gr2" xml:id="shape-20" draw:id="shape-20" draw:layer="" svg:width="149.78869365163pt" svg:height="56.69301160000pt" svg:x="408.04506201651pt" svg:y="368.32910653644pt" svg:viewBox="0 0 150 57" svg:d="M0 0L149.789 0L149.789 56.693L0 56.693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3" xml:id="shape-21" draw:id="shape-21" draw:layer="" svg:width="0.00000000000pt" svg:height="56.69301160000pt" svg:x="423.02393138167pt" svg:y="368.32910653644pt" svg:viewBox="0 0 0 57" svg:d="M0 0L0 56.693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3" xml:id="shape-22" draw:id="shape-22" draw:layer="" svg:width="0.00000000000pt" svg:height="56.69301160000pt" svg:x="542.85488630298pt" svg:y="368.32910653644pt" svg:viewBox="0 0 0 57" svg:d="M0 0L0 56.693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4" xml:id="shape-23" draw:id="shape-23" draw:layer="" svg:width="119.83095492130pt" svg:height="56.69301160000pt" svg:x="423.02393138167pt" svg:y="368.32910653644pt">
            <draw:text-box>
              <text:p text:style-name="P1">schematizer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connector draw:style-name="gr5" xml:id="shape-24" draw:id="shape-24" draw:layer="" draw:type="standard" draw:start-shape="shape-20" draw:start-glue-point="0" draw:end-shape="shape-2" draw:end-glue-point="2" svg:d="M174.481 236.428L174.481 216.428L174.481 118.214L0 118.214L0 20L0 0" svg:viewBox="0 0 174 236"/>
        <draw:g draw:style-name="gr1" xml:id="shape-25" draw:id="shape-25" svg:y="300.93036386522pt">
          <draw:path draw:style-name="gr2" xml:id="shape-26" draw:id="shape-26" draw:layer="" svg:width="102.32770112852pt" svg:height="56.69301160000pt" svg:x="79.74303856872pt" svg:y="368.32910653644pt" svg:viewBox="0 0 102 57" svg:d="M0 0L102.328 0L102.328 56.693L0 56.693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3" xml:id="shape-27" draw:id="shape-27" draw:layer="" svg:width="0.00000000000pt" svg:height="56.69301160000pt" svg:x="89.97580868157pt" svg:y="368.32910653644pt" svg:viewBox="0 0 0 57" svg:d="M0 0L0 56.693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3" xml:id="shape-28" draw:id="shape-28" draw:layer="" svg:width="0.00000000000pt" svg:height="56.69301160000pt" svg:x="171.83796958439pt" svg:y="368.32910653644pt" svg:viewBox="0 0 0 57" svg:d="M0 0L0 56.693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4" xml:id="shape-29" draw:id="shape-29" draw:layer="" svg:width="81.86216090281pt" svg:height="56.69301160000pt" svg:x="89.97580868157pt" svg:y="368.32910653644pt">
            <draw:text-box>
              <text:p text:style-name="P1">ICalizer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connector draw:style-name="gr5" xml:id="shape-30" draw:id="shape-30" draw:layer="" draw:type="standard" draw:start-shape="shape-26" draw:start-glue-point="0" draw:end-shape="shape-3" draw:end-glue-point="2" svg:d="M0 236.428L0 216.428L0 118.214L148.5 118.214L148.5 20L148.5 0" svg:viewBox="0 0 148 236"/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28.346505799999999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empty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6.3</meta:generator>
    <dc:title/>
    <meta:initial-creator>Unknown</meta:initial-creator>
    <meta:editing-cycles>2</meta:editing-cycles>
    <dc:date>2013-12-13T22:57:16</dc:date>
    <meta:creation-date>2013-10-22T17:55:39</meta:creation-date>
    <dc:creator>Elbert van de Put</dc:creator>
  </office:meta>
</office:document-meta>
</file>